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EJERCICIO 6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MATRIZ DE ESTADOS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Comp 1</text:p>
          </table:table-cell>
          <table:table-cell office:value-type="string" calcext:value-type="string">
            <text:p>Comp 2</text:p>
          </table:table-cell>
          <table:table-cell office:value-type="string" calcext:value-type="string">
            <text:p>Comp 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omp 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2/3" office:value-type="float" office:value="0.666666666666667" calcext:value-type="float">
            <text:p>0,66666666666666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omp 2</text:p>
          </table:table-cell>
          <table:table-cell table:formula="of:=1/3" office:value-type="float" office:value="0.333333333333333" calcext:value-type="float">
            <text:p>0,333333333333333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,33333333333333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omp 3</text:p>
          </table:table-cell>
          <table:table-cell table:style-name="ce2" table:formula="of:=2/3" office:value-type="float" office:value="0.666666666666667" calcext:value-type="float">
            <text:p>0,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IDENTIDA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A-I</text:p>
          </table:table-cell>
          <table:table-cell/>
          <table:table-cell table:number-matrix-columns-spanned="3" table:number-matrix-rows-spanned="3" table:formula="of:=[.D11:.F13]-[.D18:.F20]"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333333333333333" calcext:value-type="float">
            <text:p>0,333333333333333</text:p>
          </table:table-cell>
          <table:table-cell office:value-type="float" office:value="-1" calcext:value-type="float">
            <text:p>-1</text:p>
          </table:table-cell>
          <table:table-cell office:value-type="float" office:value="0.333333333333333" calcext:value-type="float">
            <text:p>0,33333333333333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666666666666667" calcext:value-type="float">
            <text:p>0,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Añadimos fila x+y+z=1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3" table:number-matrix-rows-spanned="3" table:formula="of:=[.D25:.F27]"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333333333333333" calcext:value-type="float">
            <text:p>0,333333333333333</text:p>
          </table:table-cell>
          <table:table-cell office:value-type="float" office:value="-1" calcext:value-type="float">
            <text:p>-1</text:p>
          </table:table-cell>
          <table:table-cell office:value-type="float" office:value="0.333333333333333" calcext:value-type="float">
            <text:p>0,33333333333333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666666666666667" calcext:value-type="float">
            <text:p>0,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2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Obtenemos menor 3x3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3" table:number-matrix-rows-spanned="3" table:formula="of:=[.D33:.F35]" office:value-type="float" office:value="0.333333333333333" calcext:value-type="float">
            <text:p>0,333333333333333</text:p>
          </table:table-cell>
          <table:table-cell office:value-type="float" office:value="-1" calcext:value-type="float">
            <text:p>-1</text:p>
          </table:table-cell>
          <table:table-cell office:value-type="float" office:value="0.333333333333333" calcext:value-type="float">
            <text:p>0,33333333333333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0.666666666666667" calcext:value-type="float">
            <text:p>0,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Det =</text:p>
          </table:table-cell>
          <table:table-cell table:formula="of:=MDETERM([.D38:.F40])" office:value-type="float" office:value="2.22222222222222" calcext:value-type="float">
            <text:p>2,22222222222222</text:p>
          </table:table-cell>
          <table:table-cell office:value-type="string" calcext:value-type="string">
            <text:p>!= 0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(A-I)'^-1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table:number-columns-repeated="3"/>
          <table:table-cell table:number-matrix-columns-spanned="3" table:number-matrix-rows-spanned="3" table:formula="of:=MINVERSE([.D38:.F40])" office:value-type="float" office:value="0.675" calcext:value-type="float">
            <text:p>0,675</text:p>
          </table:table-cell>
          <table:table-cell office:value-type="float" office:value="0.6" calcext:value-type="float">
            <text:p>0,6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-0.75" calcext:value-type="float">
            <text:p>-0,75</text:p>
          </table:table-cell>
          <table:table-cell office:value-type="float" office:value="-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.0750000000000001" calcext:value-type="float">
            <text:p>0,0750000000000001</text:p>
          </table:table-cell>
          <table:table-cell office:value-type="float" office:value="-0.6" calcext:value-type="float">
            <text:p>-0,6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x= (A-I)’ ^-1 *b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1" table:number-matrix-rows-spanned="3" table:formula="of:=MMULT([.D46:.F48];[.I46:.I48])" office:value-type="float" office:value="0.375" calcext:value-type="float">
            <text:p>0,375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25" calcext:value-type="float">
            <text:p>0,25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375" calcext:value-type="float">
            <text:p>0,375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Total Ratas=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table:number-matrix-columns-spanned="1" table:number-matrix-rows-spanned="3" table:formula="of:=[.D53:.D55]*100" office:value-type="float" office:value="37.5" calcext:value-type="float">
            <text:p>37,5</text:p>
          </table:table-cell>
          <table:table-cell office:value-type="string" calcext:value-type="string">
            <text:p>% de las ratas quedarán en la sala 1.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matrix-columns-spanned="1" table:number-matrix-rows-spanned="3" table:formula="of:=[.D53:.D55]*[.C59]" office:value-type="float" office:value="33" calcext:value-type="float">
            <text:p>33</text:p>
          </table:table-cell>
          <table:table-cell office:value-type="string" calcext:value-type="string">
            <text:p>ratas</text:p>
          </table:table-cell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% de las ratas quedarán en la sala 2.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tas</text:p>
          </table:table-cell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office:value-type="float" office:value="37.5" calcext:value-type="float">
            <text:p>37,5</text:p>
          </table:table-cell>
          <table:table-cell office:value-type="string" calcext:value-type="string">
            <text:p>% de las ratas quedarán en la sala 3.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t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1:59:29.443678515</meta:creation-date>
    <dc:date>2023-05-21T20:45:20.793861922</dc:date>
    <meta:editing-duration>PT31M26S</meta:editing-duration>
    <meta:editing-cycles>9</meta:editing-cycles>
    <meta:generator>LibreOffice/7.3.7.2$Linux_X86_64 LibreOffice_project/30$Build-2</meta:generator>
    <meta:document-statistic meta:table-count="1" meta:cell-count="101" meta:object-count="0"/>
  </office:meta>
</office:document-meta>
</file>